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background-color="#ff6666"/>
    </style:style>
    <style:style style:name="P3" style:family="paragraph" style:parent-style-name="Standard">
      <style:text-properties fo:background-color="#66ccff"/>
    </style:style>
    <style:style style:name="P4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5" style:family="paragraph" style:parent-style-name="Standard">
      <style:text-properties fo:background-color="#ffcc00"/>
    </style:style>
    <style:style style:name="P6" style:family="paragraph" style:parent-style-name="Standard">
      <style:text-properties fo:background-color="#ff9900"/>
    </style:style>
    <style:style style:name="P7" style:family="paragraph" style:parent-style-name="Standard">
      <style:text-properties fo:background-color="#cc66ff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0" style:family="paragraph" style:parent-style-name="Standard">
      <style:text-properties fo:background-color="#66ff99"/>
    </style:style>
    <style:style style:name="P11" style:family="paragraph" style:parent-style-name="Standard"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"C:\Users\user\Envs\my_django_environment\Scripts\python.exe" "C:\Users\user\Desktop\RoomAss\manage.py" runserver</text:p>
      <text:p text:style-name="P8">GENRAL VALIDATION ON BACKEND</text:p>
      <text:p text:style-name="P8">ADMIN PAGE ORGANIZATION</text:p>
      <text:p text:style-name="P8">Documentation</text:p>
      <text:p text:style-name="P8">RESPONSIVENESS - Desktop</text:p>
      <text:p text:style-name="P8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/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3"/>
      <text:p text:style-name="P1">gray out calendar would be useful for My_Guets but couldn't get it working</text:p>
      <text:p text:style-name="P1"><text:s text:c="2"/>jquery conflicts with existing code?</text:p>
      <text:p text:style-name="P6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5"/>
      <text:p text:style-name="P7">events die? </text:p>
      <text:p text:style-name="P5"><text:tab/>Run celery worker and scheduler to check</text:p>
      <text:p text:style-name="P5"/>
      <text:p text:style-name="P5">can I <text:s/>get a Person to show Room in admin?</text:p>
      <text:p text:style-name="Standard">more precise times?</text:p>
      <text:p text:style-name="Standard">How exactly would emails fail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>Creating a room creates to calendars. One has a slug and is attached to room in such a way that its deleteion will delete room as well. The other has no slug and its deleteion will not cascade to the room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8">ROOMASS FUNCTIONALITY</text:p>
      <text:p text:style-name="Standard"/>
      <text:p text:style-name="P2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HING I THINK AREN'T A BIG DEAL</text:p>
      <text:p text:style-name="P1"/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><text:soft-page-break/></text:p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8T13:05:52.79</dc:date>
    <dc:creator>Trevor Pierson</dc:creator>
    <meta:editing-duration>P16DT19H49M29S</meta:editing-duration>
    <meta:editing-cycles>237</meta:editing-cycles>
    <meta:generator>OpenOffice/4.1.13$Win32 OpenOffice.org_project/4113m1$Build-9810</meta:generator>
    <meta:document-statistic meta:table-count="0" meta:image-count="0" meta:object-count="0" meta:page-count="4" meta:paragraph-count="65" meta:word-count="498" meta:character-count="3210"/>
  </office:meta>
</office:document-meta>
</file>